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65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8pt" fo:font-style="italic" fo:text-shadow="none" style:font-size-asian="28pt" style:font-style-asian="italic" style:font-size-complex="28pt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5" style:family="text">
      <style:text-properties fo:color="#000000" style:text-position="0% 100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Old Testament Reading</text:span></text:p>
            <text:p text:style-name="P1"><text:span text:style-name="T2">2 Samuel 7:1–11, 1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384cm" svg:height="8.128cm" svg:x="1.778cm" svg:y="1.016cm">
          <draw:text-box>
            <text:p text:style-name="P4"><text:span text:style-name="T3">1</text:span><text:span text:style-name="T4">Now when the king lived in his house and the LORD had given him rest from all his surrounding enemies, </text:span><text:span text:style-name="T3">2</text:span><text:span text:style-name="T4">the king said to Nathan the prophet, “See now, I dwell in a house of cedar, but the ark of God dwells in a tent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4.384cm" svg:height="9.269cm" svg:x="1.524cm" svg:y="1.016cm">
          <draw:text-box>
            <text:p text:style-name="P4"><text:span text:style-name="T3">3</text:span><text:span text:style-name="T4">And Nathan said to the king, “Go, do all that is in your heart, for the LORD is with you.” </text:span><text:span text:style-name="T3">4</text:span><text:span text:style-name="T4">But that same night the word of the LORD came to Nathan, </text:span><text:span text:style-name="T3">5</text:span><text:span text:style-name="T4">“Go and tell my servant David, ‘Thus says the LORD: Would you build me a house to dwell in?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4.892cm" svg:height="8.106cm" svg:x="1.536cm" svg:y="1.038cm">
          <draw:text-box>
            <text:p text:style-name="P4"><text:span text:style-name="T3">6</text:span><text:span text:style-name="T4">I have not lived in a house since the day I brought up the people of Israel from Egypt to this day, but I have been moving about in a tent for my dwelling. </text:span><text:span text:style-name="T3">7</text:span><text:span text:style-name="T4">In all places where I have moved with all the people of Israel,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4.384cm" svg:height="6.858cm" svg:x="1.87cm" svg:y="1.016cm">
          <draw:text-box>
            <text:p text:style-name="P4"><text:span text:style-name="T4">did I speak a word with any of the judges of Israel, whom I commanded to shepherd my people Israel, saying, “Why have you not built me a house of cedar?”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6" draw:layer="layout" svg:width="24.384cm" svg:height="7.874cm" svg:x="1.87cm" svg:y="1.016cm">
          <draw:text-box>
            <text:p text:style-name="P4"><text:span text:style-name="T3">8</text:span><text:span text:style-name="T4">Now, therefore, thus you shall say to my servant David, ‘Thus says the LORD of hosts, I took you from the pasture, from following the sheep, that you should be prince over my people Israe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6" draw:layer="layout" svg:width="24.384cm" svg:height="6.858cm" svg:x="1.778cm" svg:y="1.016cm">
          <draw:text-box>
            <text:p text:style-name="P4"><text:span text:style-name="T4"><text:s/></text:span><text:span text:style-name="T3">9</text:span><text:span text:style-name="T4">And I have been with you wherever you went and have cut off all your enemies from before you. And I will make for you a great name, like the name of the great ones of the earth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3" draw:text-style-name="P6" draw:layer="layout" svg:width="25.654cm" svg:height="8.128cm" svg:x="1.27cm" svg:y="1.016cm">
          <draw:text-box>
            <text:p text:style-name="P4"><text:span text:style-name="T3">10</text:span><text:span text:style-name="T4">And I will appoint a place for my people Israel and will plant them, so that they may dwell in their own place and be disturbed no mor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ymn_25_20template" presentation:presentation-page-layout-name="AL1T0">
        <draw:frame draw:style-name="gr8" draw:text-style-name="P6" draw:layer="layout" svg:width="25.654cm" svg:height="9.904cm" svg:x="1.27cm" svg:y="1.018cm">
          <draw:text-box>
            <text:p text:style-name="P4"><text:span text:style-name="T4">And violent men shall afflict them no more, as formerly, </text:span><text:span text:style-name="T3">11</text:span><text:span text:style-name="T4">from the time that I appointed judges over my people Israel. And I will give you rest from all your enemie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ymn_25_20template" presentation:presentation-page-layout-name="AL1T0">
        <draw:frame draw:style-name="gr9" draw:text-style-name="P6" draw:layer="layout" svg:width="24.384cm" svg:height="7.766cm" svg:x="1.778cm" svg:y="0.87cm">
          <draw:text-box>
            <text:p text:style-name="P4"><text:span text:style-name="T5">Moreover, the LORD declares to you that the LORD will make you a house. </text:span><text:span text:style-name="T3">16</text:span><text:span text:style-name="T4">And your house and your kingdom shall be made sure forever before me. Your throne shall be established forever.’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10:10:43.627000000</meta:creation-date>
    <dc:title>Hymn template</dc:title>
    <meta:editing-duration>PT18M58S</meta:editing-duration>
    <meta:editing-cycles>6</meta:editing-cycles>
    <meta:generator>LibreOffice/5.3.7.2$Windows_X86_64 LibreOffice_project/6b8ed514a9f8b44d37a1b96673cbbdd077e24059</meta:generator>
    <meta:initial-creator>Arthur Hoch</meta:initial-creator>
    <dc:date>2017-12-19T16:05:21.682000000</dc:date>
    <meta:document-statistic meta:object-count="51"/>
    <meta:template xlink:type="simple" xlink:actuate="onRequest" xlink:title="Hymn template" xlink:href="../../AppData/Roaming/LibreOffice/4/user/template/Worship%20Templsates/Hymn%20template.otp" meta:date="2014-12-18T10:10:43.300000000"/>
  </office:meta>
</office:document-meta>
</file>